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17ba17" officeooo:paragraph-rsid="0017ba17"/>
    </style:style>
    <style:style style:name="P2" style:family="paragraph" style:parent-style-name="Standard">
      <style:paragraph-properties fo:line-height="150%" fo:text-align="justify" style:justify-single-word="false"/>
      <style:text-properties style:font-name="Arial" officeooo:rsid="0017ba17" officeooo:paragraph-rsid="001a7d7d"/>
    </style:style>
    <style:style style:name="P3"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17ba17" officeooo:paragraph-rsid="0017ba17" style:font-weight-asian="bold" style:font-weight-complex="bold"/>
    </style:style>
    <style:style style:name="P4" style:family="paragraph" style:parent-style-name="Standard">
      <style:paragraph-properties fo:line-height="150%" fo:text-align="justify" style:justify-single-word="false"/>
      <style:text-properties officeooo:paragraph-rsid="001a7d7d"/>
    </style:style>
    <style:style style:name="P5" style:family="paragraph" style:parent-style-name="Standard">
      <style:paragraph-properties fo:line-height="150%" fo:text-align="justify" style:justify-single-word="false"/>
      <style:text-properties officeooo:paragraph-rsid="001f4487"/>
    </style:style>
    <style:style style:name="P6" style:family="paragraph" style:parent-style-name="Standard">
      <style:paragraph-properties fo:line-height="150%" fo:text-align="justify" style:justify-single-word="false"/>
      <style:text-properties style:font-name="Arial" officeooo:rsid="002162d3" officeooo:paragraph-rsid="002162d3"/>
    </style:style>
    <style:style style:name="T1" style:family="text">
      <style:text-properties style:font-name="Arial" officeooo:rsid="001a7d7d"/>
    </style:style>
    <style:style style:name="T2" style:family="text">
      <style:text-properties style:font-name="Arial" officeooo:rsid="001c0ca5"/>
    </style:style>
    <style:style style:name="T3" style:family="text">
      <style:text-properties style:font-name="Arial" officeooo:rsid="001d8d15"/>
    </style:style>
    <style:style style:name="T4" style:family="text">
      <style:text-properties style:font-name="Arial" officeooo:rsid="001f4487"/>
    </style:style>
    <style:style style:name="T5" style:family="text">
      <style:text-properties style:font-name="Arial" officeooo:rsid="0020ab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bleme und ihr Lösungen</text:p>
      <text:p text:style-name="P1"/>
      <text:p text:style-name="P2">Während der Realisierung des Projekts sind wir auf mehrere Probleme gestoßen. Im Folgenden erläutern wir diese und wie wir sie letztlich gelöst </text:p>
      <text:p text:style-name="P2">haben.</text:p>
      <text:p text:style-name="P4"><text:span text:style-name="T1">Nachdem die Implementierung der Website eigentlich problemlos verlaufen ist, ging es um die Speicherung der Daten der auf der Website erfassten Daten. Zu diesem Zeitpunkt hatten wir noch geplant einen Arduino Uno als „Master“ ins Zentrum der ganzen Schaltung zu setzen. </text:span><text:span text:style-name="T2">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3">Deshalb (und auch noch wegen einem anderen Problem welches im Folgen noch erwähnt wird) haben wir uns dazu entschieden den Arduino Uno komplett rauszunehmen und den ESP32 sozusagen zum Kern des Systems zu machen. </text:span><text:span text:style-name="T4">So muss nur der ESP auf die SD-Karte zugreifen und das Problem war gelöst.</text:span></text:p>
      <text:p text:style-name="P5"><text:span text:style-name="T4">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wir sowieso schon einiges darüber kommuniziert haben. Zu diesem Zeitpunkt wollten wir auch noch den Arduino Uno als „Master“ benutzen. Uns ist dann aber aufgefallen, dass dieses System generell </text:span><text:span text:style-name="T5">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text:span><text:soft-page-break/><text:span text:style-name="T5">nicht mehr zu verwenden und eigentlich die komplette Logik auf den ESP32 zu packen.</text:span></text:p>
      <text:p text:style-name="P6">Später sind wir dann noch dem Problem begegnet, dass unsere geplanten Servo-M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hatten. Also sind wir wieder zurück zu den Servo-M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6">Im weiteren Verlauf hatten wir dann noch Probleme mit einzelnen Anschlüssen, die aber einfach an einer leicht falschen Verkabelung aufgrund von falschen Beschriftungen am ESP32 lag: Die Beschriftungen der digitalen Pins war an einer Stelle um 1 verschoben. Das herauszufinden hat uns gute 4 Stunden gedauert da wir uns nicht erklären konnten was nicht funktioniert (weil wir ja auch eigentlich alles richtig gemacht hatten), aber war dann letztlich leicht zu beheben nachdem wir wussten was das Problem war.</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4T16:46:31.930000000</meta:creation-date>
    <meta:generator>LibreOffice/6.4.2.2$Windows_X86_64 LibreOffice_project/4e471d8c02c9c90f512f7f9ead8875b57fcb1ec3</meta:generator>
    <dc:date>2021-03-15T12:25:09.734000000</dc:date>
    <meta:editing-duration>PT1H58M54S</meta:editing-duration>
    <meta:editing-cycles>7</meta:editing-cycles>
    <meta:document-statistic meta:table-count="0" meta:image-count="0" meta:object-count="0" meta:page-count="2" meta:paragraph-count="7" meta:word-count="606" meta:character-count="3877" meta:non-whitespace-character-count="3281"/>
  </office:meta>
</office:document-meta>
</file>